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12cm" svg:height="1.472cm" svg:x="6.897cm" svg:y="3.465cm">
          <text:p text:style-name="P1"><text:span text:style-name="T1">O2</text:span></text:p>
          <text:p text:style-name="P1"><text:span text:style-name="T1">service_ca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275cm" svg:height="1.211cm" svg:x="1cm" svg:y="3.119cm">
          <text:p text:style-name="P1"><text:span text:style-name="T1">O4</text:span></text:p>
          <text:p text:style-name="P1"><text:span text:style-name="T1">visit_fl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202cm" svg:height="1.558cm" svg:x="3.443cm" svg:y="5.284cm">
          <text:p text:style-name="P1"><text:span text:style-name="T1">O1</text:span></text:p>
          <text:p text:style-name="P1"><text:span text:style-name="T1">adjust_hea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8.203cm" svg:y1="4.937cm" svg:x2="6.645cm" svg:y2="6.063cm" draw:start-shape="id1" draw:start-glue-point="2" draw:end-shape="id2" draw:end-glue-point="1" svg:d="M8203 4937v502l-1056 624h-502" svg:viewBox="0 0 1559 1127">
          <text:p/>
        </draw:connector>
        <draw:connector draw:style-name="gr2" draw:text-style-name="P2" draw:layer="layout" draw:type="lines" svg:x1="3.443cm" svg:y1="6.063cm" svg:x2="2.137cm" svg:y2="4.33cm" draw:start-shape="id2" draw:start-glue-point="3" draw:end-shape="id3" draw:end-glue-point="2" svg:d="M3443 6063h-501l-805-1232v-501" svg:viewBox="0 0 1307 1734">
          <text:p/>
        </draw:connector>
        <draw:connector draw:style-name="gr3" draw:text-style-name="P2" draw:layer="layout" draw:type="lines" draw:line-skew="0cm -0.313cm" svg:x1="2.137cm" svg:y1="3.119cm" svg:x2="8.203cm" svg:y2="3.465cm" draw:start-shape="id3" draw:start-glue-point="0" draw:end-shape="id1" draw:end-glue-point="0" svg:d="M2137 3119v-502l6066 34v814" svg:viewBox="0 0 6067 849">
          <text:p text:style-name="P2">{I,u,d}</text:p>
        </draw:connector>
        <draw:custom-shape draw:style-name="gr1" draw:text-style-name="P1" xml:id="id4" draw:id="id4" draw:layer="layout" svg:width="2.528cm" svg:height="1.386cm" svg:x="14.531cm" svg:y="1.254cm">
          <text:p text:style-name="P1"><text:span text:style-name="T1">O1</text:span></text:p>
          <text:p text:style-name="P1"><text:span text:style-name="T1">gen_ca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.612cm" svg:height="1.472cm" svg:x="17.311cm" svg:y="3.592cm">
          <text:p text:style-name="P1"><text:span text:style-name="T1">O2</text:span></text:p>
          <text:p text:style-name="P1"><text:span text:style-name="T1">service_ca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275cm" svg:height="1.211cm" svg:x="11.414cm" svg:y="3.246cm">
          <text:p text:style-name="P1"><text:span text:style-name="T1">O4</text:span></text:p>
          <text:p text:style-name="P1"><text:span text:style-name="T1">visit_fl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202cm" svg:height="1.558cm" svg:x="13.857cm" svg:y="5.411cm">
          <text:p text:style-name="P1"><text:span text:style-name="T1">O1</text:span></text:p>
          <text:p text:style-name="P1"><text:span text:style-name="T1">adjust_hea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17.059cm" svg:y1="1.947cm" svg:x2="18.617cm" svg:y2="3.592cm" draw:start-shape="id4" draw:start-glue-point="1" draw:end-shape="id5" draw:end-glue-point="0" svg:d="M17059 1947h502l1056 1144v501" svg:viewBox="0 0 1559 1646">
          <text:p/>
        </draw:connector>
        <draw:connector draw:style-name="gr2" draw:text-style-name="P2" draw:layer="layout" draw:type="lines" svg:x1="18.617cm" svg:y1="5.064cm" svg:x2="17.059cm" svg:y2="6.19cm" draw:start-shape="id5" draw:start-glue-point="2" draw:end-shape="id6" draw:end-glue-point="1" svg:d="M18617 5064v502l-1056 624h-502" svg:viewBox="0 0 1559 1127">
          <text:p/>
        </draw:connector>
        <draw:connector draw:style-name="gr2" draw:text-style-name="P2" draw:layer="layout" draw:type="lines" svg:x1="13.857cm" svg:y1="6.19cm" svg:x2="12.551cm" svg:y2="4.457cm" draw:start-shape="id6" draw:start-glue-point="3" draw:end-shape="id7" draw:end-glue-point="2" svg:d="M13857 6190h-501l-805-1232v-501" svg:viewBox="0 0 1307 1734">
          <text:p/>
        </draw:connector>
        <draw:connector draw:style-name="gr4" draw:text-style-name="P2" draw:layer="layout" draw:type="lines" svg:x1="12.551cm" svg:y1="3.246cm" svg:x2="14.531cm" svg:y2="1.947cm" draw:start-shape="id7" draw:start-glue-point="0" draw:end-shape="id4" draw:end-glue-point="3" svg:d="M12551 3246v-502l1479-797h501" svg:viewBox="0 0 1981 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08:16:37.101000000</meta:creation-date>
    <dc:date>2014-09-08T08:37:36.847000000</dc:date>
    <meta:editing-duration>PT15M</meta:editing-duration>
    <meta:editing-cycles>2</meta:editing-cycles>
    <meta:generator>LibreOffice/4.2.0.4$Windows_x86 LibreOffice_project/05dceb5d363845f2cf968344d7adab8dcfb2ba71</meta:generator>
    <meta:document-statistic meta:object-count="14"/>
  </office:meta>
</office:document-meta>
</file>